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Standard" style:list-style-name="L5">
      <style:paragraph-properties>
        <style:tab-stops>
          <style:tab-stop style:position="8.255cm"/>
        </style:tab-stops>
      </style:paragraph-properties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5">
      <style:paragraph-properties>
        <style:tab-stops>
          <style:tab-stop style:position="8.25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255cm"/>
        </style:tab-stops>
      </style:paragraph-properties>
    </style:style>
    <style:style style:name="P7" style:family="paragraph" style:parent-style-name="Standard" style:list-style-name="L5">
      <style:paragraph-properties>
        <style:tab-stops>
          <style:tab-stop style:position="8.255cm"/>
        </style:tab-stops>
      </style:paragraph-properties>
    </style:style>
    <style:style style:name="P8" style:family="paragraph" style:parent-style-name="Table_20_Contents" style:list-style-name="L6"/>
    <style:style style:name="P9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73cm" fo:text-indent="-0.635cm" fo:margin-left="8.3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008cm" fo:text-indent="-0.635cm" fo:margin-left="9.0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s text:c="48"/></text:span>Woyitɔ Ntobi</text:p>
      <text:p text:style-name="Standard"><draw:line text:anchor-type="paragraph" draw:z-index="11" draw:style-name="gr2" draw:text-style-name="P9" svg:x1="0.058cm" svg:y1="0.422cm" svg:x2="17.085cm" svg:y2="0.258cm"><text:p/></draw:line><draw:line text:anchor-type="paragraph" draw:z-index="12" draw:style-name="gr2" draw:text-style-name="P9" svg:x1="5.443cm" svg:y1="0.422cm" svg:x2="5.302cm" svg:y2="25.217cm"><text:p/></draw:line><draw:line text:anchor-type="paragraph" draw:z-index="13" draw:style-name="gr2" draw:text-style-name="P9" svg:x1="10.289cm" svg:y1="0.422cm" svg:x2="10.36cm" svg:y2="25.125cm"><text:p/></draw:line></text:p>
      <text:p text:style-name="Standard"/>
      <text:p text:style-name="Standard"/>
      <text:p text:style-name="Standard"/>
      <text:p text:style-name="Standard"/>
      <text:list xml:id="list799759119" text:style-name="L1">
        <text:list-item>
          <text:p text:style-name="P2">Ɔsɩ</text:p>
        </text:list-item>
        <text:list-item>
          <text:p text:style-name="P2">Oyin</text:p>
        </text:list-item>
        <text:list-item>
          <text:p text:style-name="P2">Okʋlʋ</text:p>
        </text:list-item>
        <text:list-item>
          <text:p text:style-name="P2">ɔka</text:p>
        </text:list-item>
        <text:list-item>
          <text:p text:style-name="P2">Abi</text:p>
        </text:list-item>
        <text:list-item>
          <text:p text:style-name="P2">ɩtɩ</text:p>
        </text:list-item>
        <text:list-item>
          <text:p text:style-name="P2">Bɔpɔ</text:p>
        </text:list-item>
        <text:list-item>
          <text:p text:style-name="P2">Bite</text:p>
        </text:list-item>
        <text:list-item>
          <text:p text:style-name="P2">Bita</text:p>
        </text:list-item>
        <text:list-item>
          <text:p text:style-name="P2">kɔkɔ</text:p>
        </text:list-item>
        <text:list-item>
          <text:p text:style-name="P2">Onayin</text:p>
        </text:list-item>
        <text:list-item>
          <text:p text:style-name="P2">ɔna</text:p>
        </text:list-item>
        <text:list-item>
          <text:p text:style-name="P2">Nanayin</text:p>
        </text:list-item>
        <text:list-item>
          <text:p text:style-name="P2">Nana</text:p>
        </text:list-item>
        <text:list-item>
          <text:p text:style-name="P2">Atabi</text:p>
        </text:list-item>
        <text:list-item>
          <text:p text:style-name="P2">Tabi</text:p>
        </text:list-item>
        <text:list-item>
          <text:p text:style-name="P2">Tawia</text:p>
        </text:list-item>
        <text:list-item>
          <text:p text:style-name="P2">Doo</text:p>
        </text:list-item>
        <text:list-item>
          <text:p text:style-name="P2">Ata</text:p>
        </text:list-item>
        <text:list-item>
          <text:p text:style-name="P2">Atawa</text:p>
        </text:list-item>
        <text:list-item>
          <text:p text:style-name="P2">Nyanka</text:p>
        </text:list-item>
        <text:list-item>
          <text:p text:style-name="P2">kʋ</text:p>
        </text:list-item>
        <text:list-item>
          <text:p text:style-name="P2">Etsʋbi</text:p>
        </text:list-item>
        <text:list-item>
          <text:p text:style-name="P2">woyitɔ oklu</text:p>
        </text:list-item>
        <text:list-item>
          <text:p text:style-name="P2">woyitɔ ɔka</text:p>
        </text:list-item>
        <text:list-item>
          <text:p text:style-name="P2">Mayinsa</text:p>
        </text:list-item>
        <text:list-item>
          <text:p text:style-name="P2">Mansa</text:p>
        </text:list-item>
        <text:list-item>
          <text:p text:style-name="P2">Ananɩ</text:p>
        </text:list-item>
        <text:list-item>
          <text:p text:style-name="P2">Anyɔ</text:p>
        </text:list-item>
        <text:list-item>
          <text:p text:style-name="P2">Anyɩ</text:p>
        </text:list-item>
        <text:list-item>
          <text:p text:style-name="P2">Anaɩn</text:p>
        </text:list-item>
        <text:list-item>
          <text:p text:style-name="P2">Anʋ</text:p>
        </text:list-item>
        <text:list-item>
          <text:p text:style-name="P2">Nsian</text:p>
        </text:list-item>
        <text:list-item>
          <text:p text:style-name="P2">Asɔɔn</text:p>
        </text:list-item>
        <text:list-item>
          <text:p text:style-name="P2">Awɔtswe</text:p>
        </text:list-item>
        <text:list-item>
          <text:p text:style-name="P2">Nkrumba</text:p>
        </text:list-item>
        <text:list-item>
          <text:p text:style-name="P2">Badu</text:p>
        </text:list-item>
        <text:list-item>
          <text:p text:style-name="P2">Dukʋn</text:p>
        </text:list-item>
        <text:list-item>
          <text:p text:style-name="P2">Dʋnyɔ</text:p>
        </text:list-item>
        <text:list-item>
          <text:p text:style-name="P2">Adusa</text:p>
        </text:list-item>
        <text:list-item>
          <text:p text:style-name="P2">Ana</text:p>
        </text:list-item>
        <text:list-item>
          <text:p text:style-name="P2">Anatina</text:p>
        </text:list-item>
        <text:list-item>
          <text:p text:style-name="P2">Aklantid</text:p>
        </text:list-item>
        <text:list-item>
          <text:p text:style-name="P2">Apofida</text:p>
        </text:list-item>
        <text:list-item>
          <text:p text:style-name="P2">Obitɛpu</text:p>
        </text:list-item>
        <text:list-item>
          <text:p text:style-name="P2">Tasii</text:p>
        </text:list-item>
        <text:list-item>
          <text:p text:style-name="P2"><draw:line text:anchor-type="paragraph" draw:z-index="14" draw:style-name="gr2" draw:text-style-name="P9" svg:x1="6.948cm" svg:y1="25.725cm" svg:x2="6.29cm" svg:y2="0.062cm"><text:p/></draw:line><draw:line text:anchor-type="paragraph" draw:z-index="15" draw:style-name="gr2" draw:text-style-name="P9" svg:x1="11.393cm" svg:y1="0.039cm" svg:x2="12.169cm" svg:y2="25.718cm"><text:p/></draw:line><text:soft-page-break/>klɛtobi</text:p>
        </text:list-item>
        <text:list-item>
          <text:p text:style-name="P2">ɔsikʋsʋ</text:p>
        </text:list-item>
        <text:list-item>
          <text:p text:style-name="P2">Oyinkʋsʋ</text:p>
        </text:list-item>
        <text:list-item>
          <text:p text:style-name="P2">ɔsidɛhɛ</text:p>
        </text:list-item>
        <text:list-item>
          <text:p text:style-name="P2">Oyindɛhɛ</text:p>
        </text:list-item>
        <text:list-item>
          <text:p text:style-name="P2">Opioyinhɛ</text:p>
        </text:list-item>
        <text:list-item>
          <text:p text:style-name="P2">Opiotsɩhɛ</text:p>
        </text:list-item>
        <text:list-item>
          <text:p text:style-name="P2">ɔkadɛhɛ</text:p>
        </text:list-item>
        <text:list-item>
          <text:p text:style-name="P2">ɔkakʋsu</text:p>
        </text:list-item>
        <text:list-item>
          <text:p text:style-name="P2">Okʋldɛhɛ</text:p>
        </text:list-item>
        <text:list-item>
          <text:p text:style-name="P2">Okʋlʋkʋsʋ</text:p>
        </text:list-item>
        <text:list-item>
          <text:p text:style-name="P2">Osia</text:p>
        </text:list-item>
        <text:list-item>
          <text:p text:style-name="P2">Osiayinhɛ</text:p>
        </text:list-item>
        <text:list-item>
          <text:p text:style-name="P2">Osiatsihɛ</text:p>
        </text:list-item>
        <text:list-item>
          <text:p text:style-name="P2">Osiadɛhɛ</text:p>
        </text:list-item>
        <text:list-item>
          <text:p text:style-name="P2">Osiakʋsʋ</text:p>
        </text:list-item>
        <text:list-item>
          <text:p text:style-name="P2">Akʋnta</text:p>
        </text:list-item>
        <text:list-item>
          <text:p text:style-name="P2">Ngyatin</text:p>
        </text:list-item>
        <text:list-item>
          <text:p text:style-name="P2">Ogya</text:p>
        </text:list-item>
        <text:list-item>
          <text:p text:style-name="P2">Agyawʋnʋ</text:p>
        </text:list-item>
        <text:list-item>
          <text:p text:style-name="P2">Nsuo</text:p>
        </text:list-item>
        <text:list-item>
          <text:p text:style-name="P2">ɔfɛsɩ</text:p>
        </text:list-item>
        <text:list-item>
          <text:p text:style-name="P2">Ipikatɔ</text:p>
        </text:list-item>
        <text:list-item>
          <text:p text:style-name="P2">Gbɛngblɛɩn</text:p>
        </text:list-item>
        <text:list-item>
          <text:p text:style-name="P2">Ipiblawɛn</text:p>
        </text:list-item>
        <text:list-item>
          <text:p text:style-name="P2">Ntsuobiekpaban</text:p>
        </text:list-item>
        <text:list-item>
          <text:p text:style-name="P2">Nwʋnsɩnɛ</text:p>
        </text:list-item>
        <text:list-item>
          <text:p text:style-name="P2">Katankpa</text:p>
        </text:list-item>
        <text:list-item>
          <text:p text:style-name="P2">Katankpatɔ</text:p>
        </text:list-item>
        <text:list-item>
          <text:p text:style-name="P2">Katankpasʋ</text:p>
        </text:list-item>
        <text:list-item>
          <text:p text:style-name="P2">Gyaadɩ</text:p>
        </text:list-item>
        <text:list-item>
          <text:p text:style-name="P2">Gyaaditɔ</text:p>
        </text:list-item>
        <text:list-item>
          <text:p text:style-name="P2">ɔswɩ</text:p>
        </text:list-item>
        <text:list-item>
          <text:p text:style-name="P2">ɔswɩkpitatɔ</text:p>
        </text:list-item>
        <text:list-item>
          <text:p text:style-name="P2">ɔfabi</text:p>
        </text:list-item>
        <text:list-item>
          <text:p text:style-name="P2">Kpanba</text:p>
        </text:list-item>
        <text:list-item>
          <text:p text:style-name="P2">Olbiyaba</text:p>
        </text:list-item>
        <text:list-item>
          <text:p text:style-name="P2">Oyiyiahɛ</text:p>
        </text:list-item>
        <text:list-item>
          <text:p text:style-name="P2">Oyiyiahɛ</text:p>
        </text:list-item>
        <text:list-item>
          <text:p text:style-name="P2">Woyiɔkpa</text:p>
        </text:list-item>
        <text:list-item>
          <text:p text:style-name="P2">Woyiɔnɔ</text:p>
        </text:list-item>
        <text:list-item>
          <text:p text:style-name="P2">ɔkpɔnn</text:p>
        </text:list-item>
        <text:list-item>
          <text:p text:style-name="P2">ɔkpʋnɔ</text:p>
        </text:list-item>
        <text:list-item>
          <text:p text:style-name="P2">Ɩban</text:p>
        </text:list-item>
        <text:list-item>
          <text:p text:style-name="P2">Ntsuobiekpa</text:p>
        </text:list-item>
        <text:list-item>
          <text:p text:style-name="P2">Owomu</text:p>
        </text:list-item>
        <text:list-item>
          <text:p text:style-name="P2">ɔyasubi</text:p>
        </text:list-item>
        <text:list-item>
          <text:p text:style-name="P2">Obilebi</text:p>
        </text:list-item>
        <text:list-item>
          <text:p text:style-name="P2">Ebitebi</text:p>
        </text:list-item>
        <text:list-item>
          <text:p text:style-name="P2">ɔpɔnbriwa</text:p>
        </text:list-item>
        <text:list-item>
          <text:p text:style-name="P2">Apiyo</text:p>
        </text:list-item>
        <text:list-item>
          <text:p text:style-name="P2">Aba</text:p>
        </text:list-item>
        <text:list-item>
          <text:p text:style-name="P2"><draw:line text:anchor-type="paragraph" draw:z-index="16" draw:style-name="gr2" draw:text-style-name="P9" svg:x1="6.101cm" svg:y1="0.049cm" svg:x2="6.149cm" svg:y2="25.661cm"><text:p/></draw:line><draw:line text:anchor-type="paragraph" draw:z-index="17" draw:style-name="gr2" draw:text-style-name="P9" svg:x1="10.758cm" svg:y1="0.004cm" svg:x2="11.252cm" svg:y2="25.79cm"><text:p/></draw:line><text:soft-page-break/>Onyawie</text:p>
        </text:list-item>
        <text:list-item>
          <text:p text:style-name="P2">Apiyo-aba</text:p>
        </text:list-item>
        <text:list-item>
          <text:p text:style-name="P2">Awɛ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232927497" text:continue-numbering="true" text:style-name="L1">
        <text:list-header>
          <text:p text:style-name="P2"><draw:line text:anchor-type="paragraph" draw:z-index="9" draw:style-name="gr2" draw:text-style-name="P9" svg:x1="12.123cm" svg:y1="25.179cm" svg:x2="12.358cm" svg:y2="0.395cm"><text:p/></draw:line><draw:line text:anchor-type="paragraph" draw:z-index="7" draw:style-name="gr2" draw:text-style-name="P9" svg:x1="7.041cm" svg:y1="0.395cm" svg:x2="6.431cm" svg:y2="25.225cm"><text:p/></draw:line><draw:line text:anchor-type="paragraph" draw:z-index="6" draw:style-name="gr2" draw:text-style-name="P9" svg:x1="0.034cm" svg:y1="0.395cm" svg:x2="17.038cm" svg:y2="0.347cm"><text:p/></draw:line> <text:s text:c="49"/><text:span text:style-name="T5"><text:s/>NTSU</text:span></text:p>
        </text:list-header>
      </text:list>
      <text:list xml:id="list476253991" text:style-name="L3">
        <text:list-header>
          <text:p text:style-name="P3">NKONYA <text:s text:c="24"/>Notes/Asʋn Bamba <text:s text:c="17"/>English</text:p>
          <text:p text:style-name="P3"><draw:line text:anchor-type="paragraph" draw:z-index="10" draw:style-name="gr2" draw:text-style-name="P9" svg:x1="-0.037cm" svg:y1="0.393cm" svg:x2="17.108cm" svg:y2="0.342cm"><text:p/></draw:line></text:p>
          <text:p text:style-name="P3"/>
        </text:list-header>
        <text:list-item>
          <text:p text:style-name="P3">Ntsuɔtɔ</text:p>
        </text:list-item>
        <text:list-item>
          <text:p text:style-name="P3">Ntsu</text:p>
        </text:list-item>
        <text:list-item>
          <text:p text:style-name="P3">ɛwɛ</text:p>
        </text:list-item>
        <text:list-item>
          <text:p text:style-name="P3">ɔwɛ</text:p>
        </text:list-item>
        <text:list-item>
          <text:p text:style-name="P3">Olobi</text:p>
        </text:list-item>
        <text:list-item>
          <text:p text:style-name="P3">Elobi</text:p>
        </text:list-item>
        <text:list-item>
          <text:p text:style-name="P3">Bokiti</text:p>
        </text:list-item>
        <text:list-item>
          <text:p text:style-name="P3">Enuwɛ</text:p>
        </text:list-item>
        <text:list-item>
          <text:p text:style-name="P3">Otʋntʋ</text:p>
        </text:list-item>
        <text:list-item>
          <text:p text:style-name="P3">Oweh</text:p>
        </text:list-item>
        <text:list-item>
          <text:p text:style-name="P3">Oweh</text:p>
        </text:list-item>
        <text:list-item>
          <text:p text:style-name="P3">Otʋntubi</text:p>
        </text:list-item>
        <text:list-item>
          <text:p text:style-name="P3">Kɔɔpʋ</text:p>
        </text:list-item>
        <text:list-item>
          <text:p text:style-name="P3">Claasi</text:p>
        </text:list-item>
        <text:list-item>
          <text:p text:style-name="P3">ɔlanka</text:p>
        </text:list-item>
        <text:list-item>
          <text:p text:style-name="P3">ɔlankabi</text:p>
        </text:list-item>
        <text:list-item>
          <text:p text:style-name="P3">Oputɛʋɔlanka</text:p>
        </text:list-item>
        <text:list-item>
          <text:p text:style-name="P3">ɔlankadɩnkantsʋ</text:p>
        </text:list-item>
        <text:list-item>
          <text:p text:style-name="P3">ɔlankabientsu</text:p>
        </text:list-item>
        <text:list-item>
          <text:p text:style-name="P3">ɔlankamnatɔ</text:p>
        </text:list-item>
        <text:list-item>
          <text:p text:style-name="P3">ɔlɛpɛ</text:p>
        </text:list-item>
        <text:list-item>
          <text:p text:style-name="P3">ɔlepetin</text:p>
        </text:list-item>
        <text:list-item>
          <text:p text:style-name="P3">Olepebi</text:p>
        </text:list-item>
        <text:list-item>
          <text:p text:style-name="P3">ɔtu</text:p>
        </text:list-item>
        <text:list-item>
          <text:p text:style-name="P3">ɔtukponko</text:p>
        </text:list-item>
        <text:list-item>
          <text:p text:style-name="P3">Tɔnsɩkwebwɩ</text:p>
        </text:list-item>
        <text:list-item>
          <text:p text:style-name="P3">Tɔnsɩkebi</text:p>
        </text:list-item>
        <text:list-item>
          <text:p text:style-name="P3">ɩbʋ</text:p>
        </text:list-item>
        <text:list-item>
          <text:p text:style-name="P3">Owali</text:p>
        </text:list-item>
        <text:list-item>
          <text:p text:style-name="P3">Okpebelsu</text:p>
        </text:list-item>
        <text:list-item>
          <text:p text:style-name="P3">Ekpebetsu</text:p>
        </text:list-item>
        <text:list-item>
          <text:p text:style-name="P3">ɔdayi</text:p>
        </text:list-item>
        <text:list-item>
          <text:p text:style-name="P3">ɔdayibi</text:p>
        </text:list-item>
        <text:list-item>
          <text:p text:style-name="P3">Abɛoplimbi</text:p>
        </text:list-item>
        <text:list-item>
          <text:p text:style-name="P3">Fufu oplimbi</text:p>
        </text:list-item>
        <text:list-item>
          <text:p text:style-name="P3">Abɛ oplimbi</text:p>
        </text:list-item>
        <text:list-item>
          <text:p text:style-name="P3">Fufu oplimbi</text:p>
        </text:list-item>
        <text:list-item>
          <text:p text:style-name="P3">Sanu</text:p>
        </text:list-item>
        <text:list-item>
          <text:p text:style-name="P3">Nfuo</text:p>
        </text:list-item>
        <text:list-item>
          <text:p text:style-name="P3">kpolinfuo</text:p>
        </text:list-item>
        <text:list-item>
          <text:p text:style-name="P3">kokontenfu</text:p>
        </text:list-item>
        <text:list-item>
          <text:p text:style-name="P3">kpoli</text:p>
        </text:list-item>
        <text:list-item>
          <text:p text:style-name="P3">kpolibwahɛ</text:p>
        </text:list-item>
        <text:list-item>
          <text:p text:style-name="P3">Owuli</text:p>
        </text:list-item>
        <text:list-item>
          <text:p text:style-name="P3"><text:soft-page-break/>Dadisɛn</text:p>
        </text:list-item>
        <text:list-item>
          <text:p text:style-name="P3"><draw:polyline text:anchor-type="paragraph" draw:z-index="8" draw:style-name="gr2" draw:text-style-name="P9" svg:width="0cm" svg:height="0cm" svg:x="12.358cm" svg:y="0.889cm" svg:viewBox="0 0 0 0" draw:points="0,0 0,0"><text:p/></draw:polyline>Adadisɛn</text:p>
        </text:list-item>
        <text:list-item>
          <text:p text:style-name="P3"><draw:line text:anchor-type="paragraph" draw:z-index="4" draw:style-name="gr2" draw:text-style-name="P9" svg:x1="6.759cm" svg:y1="-0.011cm" svg:x2="6.83cm" svg:y2="25.648cm"><text:p/></draw:line><draw:line text:anchor-type="paragraph" draw:z-index="5" draw:style-name="gr2" draw:text-style-name="P9" svg:x1="12.075cm" svg:y1="0.062cm" svg:x2="11.957cm" svg:y2="25.573cm"><text:p/></draw:line>Siliva</text:p>
        </text:list-item>
        <text:list-item>
          <text:p text:style-name="P3">Asiliva</text:p>
        </text:list-item>
        <text:list-item>
          <text:p text:style-name="P3">Nkokotin</text:p>
        </text:list-item>
        <text:list-item>
          <text:p text:style-name="P3">Okokotin</text:p>
        </text:list-item>
        <text:list-item>
          <text:p text:style-name="P3">Nfɔ</text:p>
        </text:list-item>
        <text:list-item>
          <text:p text:style-name="P3">Nfɔkpin</text:p>
        </text:list-item>
        <text:list-item>
          <text:p text:style-name="P3">Ganato</text:p>
        </text:list-item>
        <text:list-item>
          <text:p text:style-name="P3">ɔtsabi</text:p>
        </text:list-item>
        <text:list-item>
          <text:p text:style-name="P3">Ndawunwʋlihɛ</text:p>
        </text:list-item>
        <text:list-item>
          <text:p text:style-name="P3">Saprada</text:p>
        </text:list-item>
        <text:list-item>
          <text:p text:style-name="P3">Galiki</text:p>
        </text:list-item>
        <text:list-item>
          <text:p text:style-name="P3">Nfɔli</text:p>
        </text:list-item>
        <text:list-item>
          <text:p text:style-name="P3">Nfɔliofuntu</text:p>
        </text:list-item>
        <text:list-item>
          <text:p text:style-name="P3">ɔsafiatɔ</text:p>
        </text:list-item>
        <text:list-item>
          <text:p text:style-name="P3">Blawɛn</text:p>
        </text:list-item>
        <text:list-item>
          <text:p text:style-name="P3">Blawɛnbi</text:p>
        </text:list-item>
        <text:list-item>
          <text:p text:style-name="P3">Ablawɛnbi</text:p>
        </text:list-item>
        <text:list-item>
          <text:p text:style-name="P3">Ablawɛngyiatɔ</text:p>
        </text:list-item>
        <text:list-item>
          <text:p text:style-name="P3">Blawɛnsʋrahɛ</text:p>
        </text:list-item>
        <text:list-item>
          <text:p text:style-name="P3">Tatidaswʋatɔ</text:p>
        </text:list-item>
        <text:list-item>
          <text:p text:style-name="P3">ɛlankayiatɔ</text:p>
        </text:list-item>
        <text:list-item>
          <text:p text:style-name="P3">Mbepi</text:p>
        </text:list-item>
        <text:list-item>
          <text:p text:style-name="P3">ɔwayi</text:p>
        </text:list-item>
        <text:list-item>
          <text:p text:style-name="P3">ɔdantrʋba</text:p>
        </text:list-item>
        <text:list-item>
          <text:p text:style-name="P3">kwasɛsa</text:p>
        </text:list-item>
        <text:list-item>
          <text:p text:style-name="P3">Ohulukpu</text:p>
        </text:list-item>
        <text:list-item>
          <text:p text:style-name="P3">ɔlankalasɩ</text:p>
        </text:list-item>
        <text:list-item>
          <text:p text:style-name="P3">ɔfɛsikuku</text:p>
        </text:list-item>
        <text:list-item>
          <text:p text:style-name="P3">Tsayitɔ</text:p>
        </text:list-item>
        <text:list-item>
          <text:p text:style-name="P3">Bɛntɛ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draw:line text:anchor-type="paragraph" draw:z-index="1" draw:style-name="gr2" draw:text-style-name="P9" svg:x1="0.081cm" svg:y1="0.579cm" svg:x2="16.99cm" svg:y2="0.344cm"><text:p/></draw:line><draw:line text:anchor-type="paragraph" draw:z-index="0" draw:style-name="gr1" draw:text-style-name="P9" svg:x1="5.63cm" svg:y1="0.344cm" svg:x2="6.007cm" svg:y2="25.273cm"><text:p text:style-name="P9"><text:s/></text:p></draw:line><draw:line text:anchor-type="paragraph" draw:z-index="3" draw:style-name="gr2" draw:text-style-name="P9" svg:x1="10.876cm" svg:y1="0.344cm" svg:x2="10.992cm" svg:y2="25.139cm"><text:p/></draw:line><text:span text:style-name="T3"> <text:s text:c="51"/></text:span><text:span text:style-name="T2">OBU</text:span></text:p>
      <text:p text:style-name="P1"><text:span text:style-name="T3"><text:s text:c="2"/>NKONYA <text:s text:c="38"/>NOTES/Asʋn Bamba <text:s text:c="10"/>ENGLISH</text:span></text:p>
      <text:list xml:id="list1010305664" text:style-name="L5">
        <text:list-header>
          <text:p text:style-name="P5"><draw:line text:anchor-type="paragraph" draw:z-index="2" draw:style-name="gr2" draw:text-style-name="P9" svg:x1="-0.014cm" svg:y1="0.434cm" svg:x2="16.944cm" svg:y2="0.106cm"><text:p/></draw:line><text:span text:style-name="T4"/></text:p>
          <text:p text:style-name="P5"><text:span text:style-name="T4"/></text:p>
        </text:list-header>
        <text:list-item>
          <text:p text:style-name="P5"><text:span text:style-name="T4">Obuɔnɔ</text:span></text:p>
        </text:list-item>
        <text:list-item>
          <text:p text:style-name="P5"><text:span text:style-name="T4">Onfonɔ</text:span></text:p>
        </text:list-item>
        <text:list-item>
          <text:p text:style-name="P5"><text:span text:style-name="T4">Obuto <text:s text:c="25"/>Butamapu ɩswc di obuto</text:span></text:p>
        </text:list-item>
        <text:list-item>
          <text:p text:style-name="P5"><text:span text:style-name="T4">Afabatɔ <text:s text:c="22"/>Fuleyi fu oby oofuda</text:span></text:p>
        </text:list-item>
        <text:list-item>
          <text:p text:style-name="P5"><text:span text:style-name="T4">Obutotɔ <text:s text:c="22"/>mutɔ fokunta.</text:span></text:p>
        </text:list-item>
        <text:list-item>
          <text:p text:style-name="P5"><text:span text:style-name="T4">Ntswɩasi</text:span></text:p>
        </text:list-item>
        <text:list-item>
          <text:p text:style-name="P5"><text:span text:style-name="T4">Buntii</text:span></text:p>
        </text:list-item>
        <text:list-item>
          <text:p text:style-name="P5"><text:span text:style-name="T4">Nkpabi</text:span></text:p>
        </text:list-item>
        <text:list-item>
          <text:p text:style-name="P5"><text:span text:style-name="T4">ɔkpabi</text:span></text:p>
        </text:list-item>
        <text:list-item>
          <text:p text:style-name="P5"><text:span text:style-name="T4">ɔpali</text:span></text:p>
        </text:list-item>
        <text:list-item>
          <text:p text:style-name="P5"><text:span text:style-name="T4">ɔpali</text:span></text:p>
        </text:list-item>
        <text:list-item>
          <text:p text:style-name="P5"><text:span text:style-name="T4">Mpali</text:span></text:p>
        </text:list-item>
        <text:list-item>
          <text:p text:style-name="P5"><text:span text:style-name="T4">ɔtan</text:span></text:p>
        </text:list-item>
        <text:list-item>
          <text:p text:style-name="P5"><text:span text:style-name="T4">ɩtan</text:span></text:p>
        </text:list-item>
        <text:list-item>
          <text:p text:style-name="P5"><text:span text:style-name="T4">Awanyibi</text:span></text:p>
        </text:list-item>
        <text:list-item>
          <text:p text:style-name="P5"><text:span text:style-name="T4">Ipi</text:span></text:p>
        </text:list-item>
        <text:list-item>
          <text:p text:style-name="P5"><text:span text:style-name="T4">Bupi</text:span></text:p>
        </text:list-item>
        <text:list-item>
          <text:p text:style-name="P5"><text:span text:style-name="T4">kaanku</text:span></text:p>
        </text:list-item>
        <text:list-item>
          <text:p text:style-name="P5"><text:span text:style-name="T4">Tsrodo</text:span></text:p>
        </text:list-item>
        <text:list-item>
          <text:p text:style-name="P5"><text:span text:style-name="T4">ɩklun</text:span></text:p>
        </text:list-item>
        <text:list-item>
          <text:p text:style-name="P5"><text:span text:style-name="T4">Nfaanusʋɩ</text:span></text:p>
        </text:list-item>
        <text:list-item>
          <text:p text:style-name="P5"><text:span text:style-name="T4">Mpata</text:span></text:p>
        </text:list-item>
        <text:list-item>
          <text:p text:style-name="P5"><text:span text:style-name="T4">Mpatasu</text:span></text:p>
        </text:list-item>
        <text:list-item>
          <text:p text:style-name="P5"><text:span text:style-name="T4">Abrandaa</text:span></text:p>
        </text:list-item>
        <text:list-item>
          <text:p text:style-name="P5"><text:span text:style-name="T4">Abrandaasu</text:span></text:p>
        </text:list-item>
        <text:list-item>
          <text:p text:style-name="P5"><text:span text:style-name="T3"><text:s text:c="38"/>Obu isi wa</text:span></text:p>
        </text:list-item>
        <text:list-item>
          <text:p text:style-name="P5"><text:span text:style-name="T4"><text:s text:c="38"/>Obu afakpa</text:span></text:p>
        </text:list-item>
        <text:list-item>
          <text:p text:style-name="P5"><text:span text:style-name="T4"><text:s text:c="38"/>Obuto-da</text:span></text:p>
        </text:list-item>
        <text:list-item>
          <text:p text:style-name="P5"><text:span text:style-name="T4"><text:s text:c="38"/>Fuda obuto fu ayabi</text:span></text:p>
        </text:list-item>
        <text:list-item>
          <text:p text:style-name="P5"><text:span text:style-name="T4"><text:s text:c="38"/>ɩda kpankpa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list xml:id="list578342473" text:continue-numbering="true" text:style-name="L5">
        <text:list-header>
          <text:p text:style-name="P4"><text:span text:style-name="T8">OBUTOATɔ</text:span></text:p>
        </text:list-header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list xml:id="list373595292" text:style-name="L6">
              <text:list-item>
                <text:p text:style-name="P8">Mpa</text:p>
              </text:list-item>
              <text:list-item>
                <text:p text:style-name="P8">ɔklan</text:p>
              </text:list-item>
              <text:list-item>
                <text:p text:style-name="P8">kuntʋ</text:p>
              </text:list-item>
              <text:list-item>
                <text:p text:style-name="P8">mpssʋtati</text:p>
              </text:list-item>
              <text:list-item>
                <text:p text:style-name="P8">sumuyɛ</text:p>
              </text:list-item>
              <text:list-item>
                <text:p text:style-name="P8">bɛɛlɩ</text:p>
              </text:list-item>
              <text:list-item>
                <text:p text:style-name="P8">tsatsa</text:p>
              </text:list-item>
              <text:list-item>
                <text:p text:style-name="P8">mbia</text:p>
              </text:list-item>
              <text:list-item>
                <text:p text:style-name="P8">oblia</text:p>
              </text:list-item>
              <text:list-item>
                <text:p text:style-name="P8">ɔpunu</text:p>
              </text:list-item>
              <text:list-item>
                <text:p text:style-name="P8">mpunu</text:p>
              </text:list-item>
              <text:list-item>
                <text:p text:style-name="P8">ahuhwɛ</text:p>
              </text:list-item>
              <text:list-item>
                <text:p text:style-name="P8">ofobiblawen</text:p>
              </text:list-item>
              <text:list-item>
                <text:p text:style-name="P8">ofobiotuntu</text:p>
              </text:list-item>
              <text:list-item>
                <text:p text:style-name="P8">ofunya</text:p>
              </text:list-item>
              <text:list-item>
                <text:p text:style-name="P8">pawuda</text:p>
              </text:list-item>
              <text:list-item>
                <text:p text:style-name="P8">daka</text:p>
              </text:list-item>
              <text:list-item>
                <text:p text:style-name="P8">adaka</text:p>
              </text:list-item>
              <text:list-item>
                <text:p text:style-name="P8">bɔndɔ</text:p>
              </text:list-item>
              <text:list-item>
                <text:p text:style-name="P8">ɔkandɩɛ</text:p>
              </text:list-item>
              <text:list-item>
                <text:p text:style-name="P8">nkandiɛ</text:p>
              </text:list-item>
              <text:list-item>
                <text:p text:style-name="P8">kabɔdʋ</text:p>
              </text:list-item>
              <text:list-item>
                <text:p text:style-name="P8">tsɔbɔkʋsɩ</text:p>
              </text:list-item>
              <text:list-item>
                <text:p text:style-name="P8">ofumbi</text:p>
              </text:list-item>
              <text:list-item>
                <text:p text:style-name="P8">obuɔnɔtati</text:p>
              </text:list-item>
              <text:list-item>
                <text:p text:style-name="P8">wɔɔtsɩ</text:p>
              </text:list-item>
              <text:list-item>
                <text:p text:style-name="P8">ɔkwaɩ</text:p>
              </text:list-item>
              <text:list-item>
                <text:p text:style-name="P8">kuruba</text:p>
              </text:list-item>
              <text:list-item>
                <text:p text:style-name="P8">obuluotunyu</text:p>
              </text:list-item>
              <text:list-item>
                <text:p text:style-name="P8">ɔkwaɩotʋntʋ</text:p>
              </text:list-item>
              <text:list-item>
                <text:p text:style-name="P8">ɔsapɔ</text:p>
              </text:list-item>
              <text:list-item>
                <text:p text:style-name="P8">ɔsan</text:p>
              </text:list-item>
              <text:list-item>
                <text:p text:style-name="P8">alachɛ</text:p>
              </text:list-item>
              <text:list-item>
                <text:p text:style-name="P8">ntadɩɛ</text:p>
              </text:list-item>
              <text:list-item>
                <text:p text:style-name="P8">agbeta</text:p>
              </text:list-item>
              <text:list-item>
                <text:p text:style-name="P8">ntukuta</text:p>
              </text:list-item>
              <text:list-item>
                <text:p text:style-name="P8">tati</text:p>
              </text:list-item>
              <text:list-item>
                <text:p text:style-name="P8">atati</text:p>
              </text:list-item>
              <text:list-item>
                <text:p text:style-name="P8">atati</text:p>
              </text:list-item>
              <text:list-item>
                <text:p text:style-name="P8">nkunyatati</text:p>
              </text:list-item>
              <text:list-item>
                <text:p text:style-name="P8">ɔtatibi</text:p>
              </text:list-item>
              <text:list-item>
                <text:p text:style-name="P8">walɛsi</text:p>
              </text:list-item>
              <text:list-item>
                <text:p text:style-name="P8">duku</text:p>
              </text:list-item>
              <text:list-item>
                <text:p text:style-name="P8">okʋkʋ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2083347042" text:continue-list="list578342473" text:style-name="L5">
        <text:list-item>
          <text:p text:style-name="P4"><text:span text:style-name="T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9T11:41:19</meta:creation-date>
    <dc:date>2012-10-29T16:18:39</dc:date>
    <meta:editing-duration>PT03H44M42S</meta:editing-duration>
    <meta:editing-cycles>9</meta:editing-cycles>
    <meta:generator>OpenOffice.org/3.2$Linux OpenOffice.org_project/320m12$Build-9483</meta:generator>
    <meta:document-statistic meta:table-count="1" meta:image-count="0" meta:object-count="0" meta:page-count="7" meta:paragraph-count="257" meta:word-count="539" meta:character-count="2861"/>
  </office:meta>
</office:document-meta>
</file>